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80000006CBBD62720.jpg"/>
  <manifest:file-entry manifest:media-type="image/png" manifest:full-path="Pictures/10000000000000480000004AC004D39B.png"/>
  <manifest:file-entry manifest:media-type="image/png" manifest:full-path="Pictures/100002010000003000000030712508E0.png"/>
  <manifest:file-entry manifest:media-type="image/png" manifest:full-path="Pictures/10000000000000200000002000309F1C.png"/>
  <manifest:file-entry manifest:media-type="image/png" manifest:full-path="Pictures/100002010000003000000030D26A85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marker-end="Arrowheads_20_1" draw:textarea-horizontal-align="center" draw:textarea-vertical-align="middle"/>
    </style:style>
    <style:style style:name="gr7" style:family="graphic" style:parent-style-name="standard">
      <style:graphic-properties draw:marker-start="" draw:marker-end="Arrowheads_20_1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6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6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692cm" svg:height="1.692cm" svg:x="13.058cm" svg:y="6.308cm">
            <draw:image xlink:href="Pictures/100002010000003000000030712508E0.png" xlink:type="simple" xlink:show="embed" xlink:actuate="onLoad">
              <text:p text:style-name="P4"/>
            </draw:image>
          </draw:frame>
          <draw:frame draw:style-name="gr1" draw:text-style-name="P1" draw:layer="layout" svg:width="1.692cm" svg:height="1.692cm" svg:x="12.058cm" svg:y="6.308cm">
            <draw:image xlink:href="Pictures/100002010000003000000030712508E0.png" xlink:type="simple" xlink:show="embed" xlink:actuate="onLoad">
              <text:p text:style-name="P4"/>
            </draw:image>
          </draw:frame>
          <draw:custom-shape draw:style-name="gr2" draw:text-style-name="P3" draw:layer="layout" svg:width="3.276cm" svg:height="2.478cm" svg:x="3.974cm" svg:y="8.75cm">
            <text:p text:style-name="P2"><text:span text:style-name="T1">Compilador</text:span></text:p>
            <text:p text:style-name="P2"><text:span text:style-name="T1">GCC</text:span>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cm" svg:y1="10cm" svg:x2="4cm" svg:y2="10cm">
            <text:p text:style-name="P4"/>
          </draw:line>
          <draw:frame draw:style-name="gr4" draw:text-style-name="P1" draw:id="id5" draw:layer="layout" svg:width="1.724cm" svg:height="1.772cm" svg:x="0.776cm" svg:y="9.228cm">
            <draw:image xlink:href="Pictures/10000000000000480000004AC004D39B.png" xlink:type="simple" xlink:show="embed" xlink:actuate="onLoad">
              <text:p text:style-name="P2"/>
              <text:p text:style-name="P2">.c</text:p>
            </draw:image>
          </draw:frame>
          <draw:frame draw:style-name="gr4" draw:text-style-name="P1" draw:layer="layout" svg:width="1.724cm" svg:height="1.772cm" svg:x="4.776cm" svg:y="12.5cm">
            <draw:image xlink:href="Pictures/10000000000000480000004AC004D39B.png" xlink:type="simple" xlink:show="embed" xlink:actuate="onLoad">
              <text:p text:style-name="P2"/>
              <text:p text:style-name="P2">.h</text:p>
            </draw:image>
          </draw:frame>
          <draw:line draw:style-name="gr3" draw:text-style-name="P1" draw:layer="layout" svg:x1="5.75cm" svg:y1="12.5cm" svg:x2="5.75cm" svg:y2="11.25cm">
            <text:p text:style-name="P4"/>
          </draw:line>
          <draw:frame draw:style-name="gr4" draw:text-style-name="P1" draw:layer="layout" svg:width="1.724cm" svg:height="1.772cm" svg:x="8.5cm" svg:y="8.75cm">
            <draw:image xlink:href="Pictures/10000000000000480000004AC004D39B.png" xlink:type="simple" xlink:show="embed" xlink:actuate="onLoad">
              <text:p text:style-name="P2"/>
              <text:p text:style-name="P2">.o</text:p>
            </draw:image>
          </draw:frame>
          <draw:line draw:style-name="gr3" draw:text-style-name="P1" draw:layer="layout" svg:x1="7.25cm" svg:y1="10cm" svg:x2="8.75cm" svg:y2="10cm">
            <text:p text:style-name="P4"/>
          </draw:line>
          <draw:custom-shape draw:style-name="gr2" draw:text-style-name="P3" draw:layer="layout" svg:width="3.276cm" svg:height="2.478cm" svg:x="11.75cm" svg:y="8.75cm">
            <text:p text:style-name="P2"><text:span text:style-name="T1">linker</text:span></text:p>
            <text:p text:style-name="P2"><text:span text:style-name="T1">LD</text:span>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0.25cm" svg:y1="10cm" svg:x2="11.75cm" svg:y2="10cm">
            <text:p text:style-name="P4"/>
          </draw:line>
          <draw:line draw:style-name="gr3" draw:text-style-name="P1" draw:layer="layout" svg:x1="13.25cm" svg:y1="7.25cm" svg:x2="13.25cm" svg:y2="8.75cm">
            <text:p text:style-name="P4"/>
          </draw:line>
          <draw:frame draw:style-name="gr4" draw:text-style-name="P1" draw:layer="layout" svg:width="1.724cm" svg:height="1.772cm" svg:x="12.276cm" svg:y="12.5cm">
            <draw:image xlink:href="Pictures/10000000000000480000004AC004D39B.png" xlink:type="simple" xlink:show="embed" xlink:actuate="onLoad">
              <text:p text:style-name="P2"/>
              <text:p text:style-name="P2">.ld</text:p>
            </draw:image>
          </draw:frame>
          <draw:line draw:style-name="gr3" draw:text-style-name="P1" draw:layer="layout" svg:x1="13.25cm" svg:y1="12.5cm" svg:x2="13.25cm" svg:y2="11.25cm">
            <text:p text:style-name="P4"/>
          </draw:line>
          <draw:frame draw:style-name="gr1" draw:text-style-name="P1" draw:id="id3" draw:layer="layout" svg:width="1.692cm" svg:height="1.692cm" svg:x="16.5cm" svg:y="9.25cm">
            <draw:image xlink:href="Pictures/100002010000003000000030D26A859B.png" xlink:type="simple" xlink:show="embed" xlink:actuate="onLoad">
              <text:p text:style-name="P4"/>
            </draw:image>
          </draw:frame>
          <draw:line draw:style-name="gr3" draw:text-style-name="P1" draw:layer="layout" svg:x1="15cm" svg:y1="10cm" svg:x2="16.5cm" svg:y2="10cm">
            <text:p text:style-name="P4"/>
          </draw:line>
          <draw:frame draw:style-name="gr5" draw:text-style-name="P5" draw:layer="layout" svg:width="3cm" svg:height="0.75cm" svg:x="0.5cm" svg:y="11.25cm">
            <draw:text-box>
              <text:p text:style-name="P4"><text:span text:style-name="T2">Código fuente</text:span></text:p>
            </draw:text-box>
          </draw:frame>
          <draw:frame draw:style-name="gr5" draw:text-style-name="P5" draw:layer="layout" svg:width="2cm" svg:height="0.75cm" svg:x="5cm" svg:y="14.25cm">
            <draw:text-box>
              <text:p text:style-name="P4"><text:span text:style-name="T2">headers</text:span></text:p>
            </draw:text-box>
          </draw:frame>
          <draw:frame draw:style-name="gr5" draw:text-style-name="P5" draw:layer="layout" svg:width="1.75cm" svg:height="0.75cm" svg:x="8.5cm" svg:y="10.75cm">
            <draw:text-box>
              <text:p text:style-name="P4"><text:span text:style-name="T2">objetos</text:span></text:p>
            </draw:text-box>
          </draw:frame>
          <draw:frame draw:style-name="gr5" draw:text-style-name="P5" draw:layer="layout" svg:width="3cm" svg:height="0.75cm" svg:x="14.25cm" svg:y="7.25cm">
            <draw:text-box>
              <text:p text:style-name="P4"><text:span text:style-name="T2">Librerías</text:span></text:p>
            </draw:text-box>
          </draw:frame>
          <draw:frame draw:style-name="gr5" draw:text-style-name="P5" draw:layer="layout" svg:width="3.25cm" svg:height="0.75cm" svg:x="12cm" svg:y="14.25cm">
            <draw:text-box>
              <text:p text:style-name="P4"><text:span text:style-name="T2">Script de enlace</text:span></text:p>
            </draw:text-box>
          </draw:frame>
          <draw:frame draw:style-name="gr5" draw:text-style-name="P5" draw:layer="layout" svg:width="3cm" svg:height="0.75cm" svg:x="16.5cm" svg:y="11cm">
            <draw:text-box>
              <text:p text:style-name="P4"><text:span text:style-name="T2">Ejecutable</text:span></text:p>
            </draw:text-box>
          </draw:frame>
          <draw:frame draw:style-name="gr1" draw:text-style-name="P1" draw:layer="layout" svg:width="6.57cm" svg:height="3.856cm" svg:x="1.75cm" svg:y="15.894cm">
            <draw:image xlink:href="Pictures/10000000000000B80000006CBBD62720.jpg" xlink:type="simple" xlink:show="embed" xlink:actuate="onLoad">
              <text:p text:style-name="P4"/>
            </draw:image>
          </draw:frame>
          <draw:custom-shape draw:style-name="gr2" draw:text-style-name="P3" draw:id="id1" draw:layer="layout" svg:width="3.276cm" svg:height="2.478cm" svg:x="15.974cm" svg:y="12.522cm">
            <text:p text:style-name="P2"><text:span text:style-name="T1">objcopy</text:span>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cm" svg:y1="11.75cm" svg:x2="17.5cm" svg:y2="12.5cm">
            <text:p text:style-name="P4"/>
          </draw:line>
          <draw:frame draw:style-name="gr4" draw:text-style-name="P1" draw:id="id2" draw:layer="layout" svg:width="1.724cm" svg:height="1.772cm" svg:x="12.5cm" svg:y="16.978cm">
            <draw:image xlink:href="Pictures/10000000000000480000004AC004D39B.png" xlink:type="simple" xlink:show="embed" xlink:actuate="onLoad">
              <text:p text:style-name="P2"/>
              <text:p text:style-name="P2">.bin</text:p>
            </draw:image>
          </draw:frame>
          <draw:connector draw:style-name="gr3" draw:text-style-name="P1" draw:layer="layout" svg:x1="17.612cm" svg:y1="15cm" svg:x2="14.224cm" svg:y2="17.864cm" draw:start-shape="id1" draw:start-glue-point="2" draw:end-shape="id2" draw:end-glue-point="1">
            <text:p text:style-name="P4"/>
          </draw:connector>
          <draw:frame draw:style-name="gr5" draw:text-style-name="P5" draw:layer="layout" svg:width="3.25cm" svg:height="1.133cm" svg:x="12cm" svg:y="19cm">
            <draw:text-box>
              <text:p text:style-name="P4"><text:span text:style-name="T2">Archivo de programación</text:span></text:p>
            </draw:text-box>
          </draw:frame>
          <draw:line draw:style-name="gr3" draw:text-style-name="P1" draw:layer="layout" svg:x1="12.366cm" svg:y1="17.718cm" svg:x2="8.116cm" svg:y2="17.718cm">
            <text:p text:style-name="P4"/>
          </draw:line>
          <draw:custom-shape draw:style-name="gr2" draw:text-style-name="P3" draw:id="id4" draw:layer="layout" svg:width="3.276cm" svg:height="2.478cm" svg:x="8cm" svg:y="4.5cm">
            <text:p text:style-name="P2"><text:span text:style-name="T1">Depurador</text:span></text:p>
            <text:p text:style-name="P2"><text:span text:style-name="T1">GDB</text:span></text:p>
            <draw:enhanced-geometry svg:viewBox="0 0 21600 21600" draw:type="rectangle" draw:enhanced-path="M 0 0 L 21600 0 21600 21600 0 21600 0 0 Z N"/>
          </draw:custom-shape>
          <draw:connector draw:style-name="gr6" draw:text-style-name="P1" draw:layer="layout" svg:x1="17.346cm" svg:y1="9.25cm" svg:x2="11.276cm" svg:y2="5.739cm" draw:start-shape="id3" draw:start-glue-point="0" draw:end-shape="id4" draw:end-glue-point="1">
            <text:p text:style-name="P4"/>
          </draw:connector>
          <draw:connector draw:style-name="gr7" draw:text-style-name="P1" draw:layer="layout" svg:x1="8cm" svg:y1="5.739cm" svg:x2="1.638cm" svg:y2="9.228cm" draw:start-shape="id4" draw:start-glue-point="3" draw:end-shape="id5" draw:end-glue-point="0">
            <text:p text:style-name="P4"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Carlos Camargo</meta:initial-creator>
    <meta:creation-date>2006-10-10T14:08:31</meta:creation-date>
    <dc:creator>Carlos Camargo</dc:creator>
    <dc:date>2006-12-05T00:27:35</dc:date>
    <dc:language>en-AU</dc:language>
    <meta:editing-cycles>6</meta:editing-cycles>
    <meta:editing-duration>PT1H35M32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